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3.917cm"/>
    </style:style>
    <style:style style:name="pr12" style:family="presentation" style:parent-style-name="oranssi-subtitle">
      <style:graphic-properties draw:fill="solid" draw:fill-color="#ffffff" draw:auto-grow-height="true" fo:min-height="8.108cm"/>
    </style:style>
    <style:style style:name="pr13" style:family="presentation" style:parent-style-name="oranssi-subtitle">
      <style:graphic-properties draw:fill="solid" draw:fill-color="#ffffff" draw:auto-grow-height="true" fo:min-height="18.063cm"/>
    </style:style>
    <style:style style:name="pr14" style:family="presentation" style:parent-style-name="oranssi-outline1">
      <style:graphic-properties fo:min-height="14.1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style:paragraph-properties fo:margin-left="0.254cm" fo:margin-right="0.254cm" fo:margin-top="0cm" fo:margin-bottom="0cm" fo:text-align="start" fo:text-indent="0cm"/>
      <style:text-properties style:font-name="FreeMono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FreeMono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font-name="FreeMono"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 </text:span><text:span text:style-name="T7">forca(int) </text:span><text:span text:style-name="T17">E</text:span><text:span text:style-name="T16"> </text:span><text:span text:style-name="T7">energia(int)</text:span><text:span text:style-name="T16"> </text:span><text:span text:style-name="T17">E </text:span><text:span text:style-name="T18">experiencia(int)</text:span><text:span text:style-name="T19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9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5" text:id="id25">Crie uma <text:span text:style-name="T11">struct</text:span> qualquer relacionada ao seu projeto.</text:p>
                <text:list>
                  <text:list-item>
                    <text:p xml:id="id26" text:id="id26">Seja criativo!</text:p>
                  </text:list-item>
                </text:list>
              </text:list-item>
              <text:list-item>
                <text:p xml:id="id27" text:id="id27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8" text:id="id28"><text:span text:style-name="T8">struct</text:span><text:span text:style-name="T11"> T t;</text:span></text:p>
                    <text:p xml:id="id29" text:id="id29"><text:span text:style-name="T11">preenche(&amp;t);</text:span></text:p>
                    <text:p xml:id="id30" text:id="id30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Crie uma <text:span text:style-name="T11">struct</text:span> que contenha outra <text:span text:style-name="T11">struct</text:span>.</text:p>
                <text:list>
                  <text:list-item>
                    <text:p xml:id="id32" text:id="id32">Seja criativo!</text:p>
                  </text:list-item>
                </text:list>
              </text:list-item>
              <text:list-item>
                <text:p xml:id="id33" text:id="id33">Crie uma função <text:span text:style-name="T11">preenche2</text:span> que recebe um ponteiro para o novo tipo criado e leia os campos para a variável passada.</text:p>
                <text:list>
                  <text:list-item>
                    <text:p xml:id="id34" text:id="id34"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3">struct</text:span> para representar um personagem</text:p>
                <text:list>
                  <text:list-item>
                    <text:p>A posição também deve ser uma <text:span text:style-name="T23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2" draw:text-style-name="P9" draw:layer="layout" svg:width="8.977cm" svg:height="8.108cm" svg:x="18.183cm" svg:y="12.42cm">
          <draw:text-box>
            <text:p text:style-name="P8"><text:span text:style-name="T24"><text:s text:c="3"/></text:span><text:span text:style-name="T24">0 1 2 3 4 5 6 7 8 9</text:span></text:p>
            <text:p text:style-name="P8"><text:span text:style-name="T24"/></text:p>
            <text:p text:style-name="P8"><text:span text:style-name="T24">0 <text:s text:c="9"/>8</text:span></text:p>
            <text:p text:style-name="P8"><text:span text:style-name="T24">1 <text:s text:c="3"/>0</text:span></text:p>
            <text:p text:style-name="P8"><text:span text:style-name="T24">2 </text:span></text:p>
            <text:p text:style-name="P8"><text:span text:style-name="T24">3 <text:s text:c="13"/>3</text:span></text:p>
            <text:p text:style-name="P8"><text:span text:style-name="T24">4 </text:span></text:p>
            <text:p text:style-name="P8"><text:span text:style-name="T24">5 <text:s text:c="17"/>7</text:span></text:p>
            <text:p text:style-name="P8"><text:span text:style-name="T24">6 <text:s text:c="5"/>2</text:span></text:p>
            <text:p text:style-name="P8"><text:span text:style-name="T24">7 </text:span></text:p>
            <text:p text:style-name="P8"><text:span text:style-name="T24">8 <text:s text:c="9"/>9</text:span></text:p>
            <text:p text:style-name="P8"><text:span text:style-name="T24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3" draw:text-style-name="P7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4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5" text:id="id35">União, Variante, <text:span text:style-name="T9">Sum Type</text:span></text:p>
              </text:list-item>
              <text:list-item>
                <text:p xml:id="id36" text:id="id36">Construtor de tipos novos</text:p>
                <text:list>
                  <text:list-item>
                    <text:p xml:id="id37" text:id="id37">construtor <text:span text:style-name="T12">OU</text:span></text:p>
                  </text:list-item>
                  <text:list-item>
                    <text:p xml:id="id38" text:id="id38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5">OU </text:span><text:span text:style-name="T13">...</text:span></text:p>
                  </text:list-item>
                </text:list>
              </text:list-item>
              <text:list-item>
                <text:p xml:id="id39" text:id="id39">Exemplo:</text:p>
                <text:list>
                  <text:list-item>
                    <text:p xml:id="id40" text:id="id40"><text:span text:style-name="T26">Uma </text:span><text:span text:style-name="T27">Identidade</text:span><text:span text:style-name="T26"> é representada por um tipo composto por </text:span><text:span text:style-name="T27">IFP(int)</text:span><text:span text:style-name="T26"> </text:span><text:span text:style-name="T28">OU</text:span><text:span text:style-name="T26"> </text:span><text:span text:style-name="T27">CPF(int)</text:span><text:span text:style-name="T26"> </text:span><text:span text:style-name="T28">OU </text:span><text:span text:style-name="T29">experiencia</text:span><text:span text:style-name="T3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3</meta:editing-cycles>
    <meta:editing-duration>P59DT40M31S</meta:editing-duration>
    <meta:initial-creator>chico </meta:initial-creator>
    <dc:date>2018-05-30T19:01:58.411667096</dc:date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